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15.75cm" fo:min-width="15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6.75cm" fo:min-width="3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Per_20_defecte">
        <draw:custom-shape draw:style-name="gr1" draw:text-style-name="P1" draw:layer="layout" svg:width="16cm" svg:height="16cm" svg:x="2cm" svg:y="7cm">
          <text:p/>
          <draw:enhanced-geometry svg:viewBox="0 0 21600 21600" draw:type="rectangle" draw:enhanced-path="M 0 0 L 21600 0 21600 21600 0 21600 0 0 Z N"/>
        </draw:custom-shape>
        <draw:g>
          <draw:polygon draw:style-name="gr2" draw:text-style-name="P2" draw:layer="layout" svg:width="3.999cm" svg:height="8.999cm" draw:transform="skewX (1.03480286068386E-016) rotate (-0.785398163397448) translate (12.1383676465619cm 10.0569231034148cm)" svg:viewBox="0 0 4000 9000" draw:points="0,9000 0,0 4000,0 4000,9000">
            <text:p/>
          </draw:polygon>
          <draw:polygon draw:style-name="gr2" draw:text-style-name="P2" draw:layer="layout" svg:width="3.999cm" svg:height="2.999cm" draw:transform="rotate (-0.785398163397448) translate (5.06725797566513cm 17.1280327743116cm)" svg:viewBox="0 0 4000 3000" draw:points="0,0 4000,0 2000,3000">
            <text:p/>
          </draw:polygon>
          <draw:path draw:style-name="gr2" draw:text-style-name="P2" draw:layer="layout" svg:width="4.02cm" svg:height="1.999cm" draw:transform="rotate (-0.785398163397448) translate (14.2455039954665cm 7.92150248326274cm)" svg:viewBox="0 0 4021 2000" svg:d="M0 2000c0-351 93-696 269-1000 177-304 431-556 736-732 306-176 653-268 1005-268 353 0 700 92 1006 268 305 176 559 428 736 732 176 304 269 649 269 1000z">
            <text:p/>
          </draw:path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8T15:40:42.897000000</meta:creation-date>
    <dc:date>2020-02-28T16:22:46.482000000</dc:date>
    <meta:editing-duration>PT14M37S</meta:editing-duration>
    <meta:editing-cycles>6</meta:editing-cycles>
    <meta:generator>LibreOffice/6.3.4.2$Windows_X86_64 LibreOffice_project/60da17e045e08f1793c57c00ba83cdfce946d0aa</meta:generator>
    <meta:document-statistic meta:object-count="5"/>
  </office:meta>
</office:document-meta>
</file>